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10100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1"/>
        <table:table-column table:style-name="co10" table:default-cell-style-name="ce5"/>
        <table:table-column table:style-name="co12" table:number-columns-repeated="2" table:default-cell-style-name="ce3"/>
        <table:table-column table:style-name="co13" table:number-columns-repeated="2" table:default-cell-style-name="ce3"/>
        <table:table-column table:style-name="co10" table:number-columns-repeated="992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Jan 2012</text:p>
          </table:table-cell>
          <table:table-cell table:style-name="ce1" office:value-type="string" calcext:value-type="string">
            <text:p>Feb 2012</text:p>
          </table:table-cell>
          <table:table-cell table:style-name="ce1" office:value-type="string" calcext:value-type="string">
            <text:p>Mar 2012</text:p>
          </table:table-cell>
          <table:table-cell table:style-name="ce1" office:value-type="string" calcext:value-type="string">
            <text:p>Apr <text:s/>2012</text:p>
          </table:table-cell>
          <table:table-cell table:style-name="ce1" office:value-type="string" calcext:value-type="string">
            <text:p>May 2012</text:p>
          </table:table-cell>
          <table:table-cell table:style-name="ce1" office:value-type="string" calcext:value-type="string">
            <text:p>Jun 2012</text:p>
          </table:table-cell>
          <table:table-cell table:style-name="ce1" office:value-type="string" calcext:value-type="string">
            <text:p>Jul 2012</text:p>
          </table:table-cell>
          <table:table-cell table:style-name="ce1" office:value-type="string" calcext:value-type="string">
            <text:p>Aug 2012</text:p>
          </table:table-cell>
          <table:table-cell table:style-name="ce1" office:value-type="string" calcext:value-type="string">
            <text:p>Sep 2012</text:p>
          </table:table-cell>
          <table:table-cell table:style-name="ce1" office:value-type="string" calcext:value-type="string">
            <text:p>Oct 2012</text:p>
          </table:table-cell>
          <table:table-cell office:value-type="string" calcext:value-type="string">
            <text:p>Nov 2012</text:p>
          </table:table-cell>
          <table:table-cell office:value-type="string" calcext:value-type="string">
            <text:p>Dec 2012</text:p>
          </table:table-cell>
          <table:table-cell table:style-name="ce1" office:value-type="string" calcext:value-type="string">
            <text:p>Jan 2013</text:p>
          </table:table-cell>
          <table:table-cell table:style-name="ce1" office:value-type="string" calcext:value-type="string">
            <text:p>Feb 2013</text:p>
          </table:table-cell>
          <table:table-cell table:style-name="ce1" office:value-type="string" calcext:value-type="string">
            <text:p>Mar 2013</text:p>
          </table:table-cell>
          <table:table-cell table:style-name="ce1" office:value-type="string" calcext:value-type="string">
            <text:p>Apr <text:s/>2013</text:p>
          </table:table-cell>
          <table:table-cell table:style-name="ce1" office:value-type="string" calcext:value-type="string">
            <text:p>May 2013</text:p>
          </table:table-cell>
          <table:table-cell table:style-name="ce1" office:value-type="string" calcext:value-type="string">
            <text:p>Jun 2013</text:p>
          </table:table-cell>
          <table:table-cell table:style-name="ce1" office:value-type="string" calcext:value-type="string">
            <text:p>Jul 2013</text:p>
          </table:table-cell>
          <table:table-cell table:style-name="ce1" office:value-type="string" calcext:value-type="string">
            <text:p>Aug 2013</text:p>
          </table:table-cell>
          <table:table-cell table:style-name="ce1" office:value-type="string" calcext:value-type="string">
            <text:p>Sep 2013</text:p>
          </table:table-cell>
          <table:table-cell table:style-name="ce1" office:value-type="string" calcext:value-type="string">
            <text:p>Oct 2013</text:p>
          </table:table-cell>
          <table:table-cell table:style-name="ce3" office:value-type="string" calcext:value-type="string">
            <text:p>Nov 2013</text:p>
          </table:table-cell>
          <table:table-cell table:style-name="ce3" office:value-type="string" calcext:value-type="string">
            <text:p>Dec 2013</text:p>
          </table:table-cell>
          <table:table-cell table:style-name="ce1" office:value-type="string" calcext:value-type="string">
            <text:p>Jan 2014</text:p>
          </table:table-cell>
          <table:table-cell table:style-name="ce1" office:value-type="string" calcext:value-type="string">
            <text:p>Feb 2014</text:p>
          </table:table-cell>
          <table:table-cell table:style-name="ce1" office:value-type="string" calcext:value-type="string">
            <text:p>Mar 2014</text:p>
          </table:table-cell>
          <table:table-cell table:style-name="ce1" office:value-type="string" calcext:value-type="string">
            <text:p>Apr <text:s/>2014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Containerised carg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1492821" calcext:value-type="float">
            <text:p>1492821</text:p>
          </table:table-cell>
          <table:table-cell table:style-name="ce1" office:value-type="float" office:value="1669217" calcext:value-type="float">
            <text:p>1669217</text:p>
          </table:table-cell>
          <table:table-cell table:style-name="ce1" office:value-type="float" office:value="1857520" calcext:value-type="float">
            <text:p>1857520</text:p>
          </table:table-cell>
          <table:table-cell table:style-name="ce1" office:value-type="float" office:value="1843670" calcext:value-type="float">
            <text:p>1843670</text:p>
          </table:table-cell>
          <table:table-cell table:style-name="ce1" office:value-type="float" office:value="1868586" calcext:value-type="float">
            <text:p>1868586</text:p>
          </table:table-cell>
          <table:table-cell table:style-name="ce1" office:value-type="float" office:value="1883585" calcext:value-type="float">
            <text:p>1883585</text:p>
          </table:table-cell>
          <table:table-cell table:style-name="ce1" office:value-type="float" office:value="1850103" calcext:value-type="float">
            <text:p>1850103</text:p>
          </table:table-cell>
          <table:table-cell table:style-name="ce1" office:value-type="float" office:value="1583854" calcext:value-type="float">
            <text:p>1583854</text:p>
          </table:table-cell>
          <table:table-cell table:style-name="ce1" office:value-type="float" office:value="1572424" calcext:value-type="float">
            <text:p>1572424</text:p>
          </table:table-cell>
          <table:table-cell table:style-name="ce1" office:value-type="float" office:value="1756936" calcext:value-type="float">
            <text:p>1756936</text:p>
          </table:table-cell>
          <table:table-cell office:value-type="float" office:value="1671073" calcext:value-type="float">
            <text:p>1671073</text:p>
          </table:table-cell>
          <table:table-cell office:value-type="float" office:value="1567707" calcext:value-type="float">
            <text:p>1567707</text:p>
          </table:table-cell>
          <table:table-cell table:style-name="ce1" office:value-type="float" office:value="1563254" calcext:value-type="float">
            <text:p>1563254</text:p>
          </table:table-cell>
          <table:table-cell table:style-name="ce1" office:value-type="float" office:value="1553100" calcext:value-type="float">
            <text:p>1553100</text:p>
          </table:table-cell>
          <table:table-cell table:style-name="ce1" office:value-type="float" office:value="1650627" calcext:value-type="float">
            <text:p>1650627</text:p>
          </table:table-cell>
          <table:table-cell table:style-name="ce1" office:value-type="float" office:value="1744846" calcext:value-type="float">
            <text:p>1744846</text:p>
          </table:table-cell>
          <table:table-cell table:style-name="ce1" office:value-type="float" office:value="1665031" calcext:value-type="float">
            <text:p>1665031</text:p>
          </table:table-cell>
          <table:table-cell table:style-name="ce1" office:value-type="float" office:value="1653491" calcext:value-type="float">
            <text:p>1653491</text:p>
          </table:table-cell>
          <table:table-cell table:style-name="ce1" office:value-type="float" office:value="1810430" calcext:value-type="float">
            <text:p>1810430</text:p>
          </table:table-cell>
          <table:table-cell table:style-name="ce1" office:value-type="float" office:value="1414102" calcext:value-type="float">
            <text:p>1414102</text:p>
          </table:table-cell>
          <table:table-cell table:style-name="ce1" office:value-type="float" office:value="1561023" calcext:value-type="float">
            <text:p>1561023</text:p>
          </table:table-cell>
          <table:table-cell table:style-name="ce1" office:value-type="float" office:value="1681771" calcext:value-type="float">
            <text:p>1681771</text:p>
          </table:table-cell>
          <table:table-cell office:value-type="float" office:value="1477262" calcext:value-type="float">
            <text:p>1477262</text:p>
          </table:table-cell>
          <table:table-cell table:style-name="ce4" office:value-type="float" office:value="1636553" calcext:value-type="float">
            <text:p>1636553</text:p>
          </table:table-cell>
          <table:table-cell office:value-type="float" office:value="1580439" calcext:value-type="float">
            <text:p>158043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1763842" calcext:value-type="float">
            <text:p>1763842</text:p>
          </table:table-cell>
          <table:table-cell office:value-type="float" office:value="1790125" calcext:value-type="float">
            <text:p>1790125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Conventional carg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514116" calcext:value-type="float">
            <text:p>514116</text:p>
          </table:table-cell>
          <table:table-cell table:style-name="ce1" office:value-type="float" office:value="633648" calcext:value-type="float">
            <text:p>633648</text:p>
          </table:table-cell>
          <table:table-cell table:style-name="ce1" office:value-type="float" office:value="723075" calcext:value-type="float">
            <text:p>723075</text:p>
          </table:table-cell>
          <table:table-cell table:style-name="ce1" office:value-type="float" office:value="662049" calcext:value-type="float">
            <text:p>662049</text:p>
          </table:table-cell>
          <table:table-cell table:style-name="ce1" office:value-type="float" office:value="768764" calcext:value-type="float">
            <text:p>768764</text:p>
          </table:table-cell>
          <table:table-cell table:style-name="ce1" office:value-type="float" office:value="761974" calcext:value-type="float">
            <text:p>761974</text:p>
          </table:table-cell>
          <table:table-cell table:style-name="ce1" office:value-type="float" office:value="759726" calcext:value-type="float">
            <text:p>759726</text:p>
          </table:table-cell>
          <table:table-cell table:style-name="ce1" office:value-type="float" office:value="653124" calcext:value-type="float">
            <text:p>653124</text:p>
          </table:table-cell>
          <table:table-cell table:style-name="ce1" office:value-type="float" office:value="713016" calcext:value-type="float">
            <text:p>713016</text:p>
          </table:table-cell>
          <table:table-cell table:style-name="ce1" office:value-type="float" office:value="733994" calcext:value-type="float">
            <text:p>733994</text:p>
          </table:table-cell>
          <table:table-cell office:value-type="float" office:value="675775" calcext:value-type="float">
            <text:p>675775</text:p>
          </table:table-cell>
          <table:table-cell office:value-type="float" office:value="620941" calcext:value-type="float">
            <text:p>620941</text:p>
          </table:table-cell>
          <table:table-cell table:style-name="ce1" office:value-type="float" office:value="586003" calcext:value-type="float">
            <text:p>586003</text:p>
          </table:table-cell>
          <table:table-cell table:style-name="ce1" office:value-type="float" office:value="602916" calcext:value-type="float">
            <text:p>602916</text:p>
          </table:table-cell>
          <table:table-cell table:style-name="ce1" office:value-type="float" office:value="688888" calcext:value-type="float">
            <text:p>688888</text:p>
          </table:table-cell>
          <table:table-cell table:style-name="ce1" office:value-type="float" office:value="635592" calcext:value-type="float">
            <text:p>635592</text:p>
          </table:table-cell>
          <table:table-cell table:style-name="ce1" office:value-type="float" office:value="731203" calcext:value-type="float">
            <text:p>731203</text:p>
          </table:table-cell>
          <table:table-cell table:style-name="ce1" office:value-type="float" office:value="723703" calcext:value-type="float">
            <text:p>723703</text:p>
          </table:table-cell>
          <table:table-cell table:style-name="ce1" office:value-type="float" office:value="808024" calcext:value-type="float">
            <text:p>808024</text:p>
          </table:table-cell>
          <table:table-cell table:style-name="ce1" office:value-type="float" office:value="678395" calcext:value-type="float">
            <text:p>678395</text:p>
          </table:table-cell>
          <table:table-cell table:style-name="ce1" office:value-type="float" office:value="761910" calcext:value-type="float">
            <text:p>761910</text:p>
          </table:table-cell>
          <table:table-cell table:style-name="ce1" office:value-type="float" office:value="732540" calcext:value-type="float">
            <text:p>732540</text:p>
          </table:table-cell>
          <table:table-cell office:value-type="float" office:value="695782" calcext:value-type="float">
            <text:p>695782</text:p>
          </table:table-cell>
          <table:table-cell table:style-name="ce4" office:value-type="float" office:value="621786" calcext:value-type="float">
            <text:p>621786</text:p>
          </table:table-cell>
          <table:table-cell office:value-type="float" office:value="614389" calcext:value-type="float">
            <text:p>614389</text:p>
          </table:table-cell>
          <table:table-cell office:value-type="float" office:value="609060" calcext:value-type="float">
            <text:p>609060</text:p>
          </table:table-cell>
          <table:table-cell office:value-type="float" office:value="702382" calcext:value-type="float">
            <text:p>702382</text:p>
          </table:table-cell>
          <table:table-cell office:value-type="float" office:value="672853" calcext:value-type="float">
            <text:p>672853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Solid bulk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52679" calcext:value-type="float">
            <text:p>52679</text:p>
          </table:table-cell>
          <table:table-cell table:style-name="ce1" office:value-type="float" office:value="85912" calcext:value-type="float">
            <text:p>85912</text:p>
          </table:table-cell>
          <table:table-cell table:style-name="ce1" office:value-type="float" office:value="54998" calcext:value-type="float">
            <text:p>54998</text:p>
          </table:table-cell>
          <table:table-cell table:style-name="ce1" office:value-type="float" office:value="77640" calcext:value-type="float">
            <text:p>77640</text:p>
          </table:table-cell>
          <table:table-cell table:style-name="ce1" office:value-type="float" office:value="58613" calcext:value-type="float">
            <text:p>58613</text:p>
          </table:table-cell>
          <table:table-cell table:style-name="ce1" office:value-type="float" office:value="45462" calcext:value-type="float">
            <text:p>45462</text:p>
          </table:table-cell>
          <table:table-cell table:style-name="ce1" office:value-type="float" office:value="68157" calcext:value-type="float">
            <text:p>68157</text:p>
          </table:table-cell>
          <table:table-cell table:style-name="ce1" office:value-type="float" office:value="121527" calcext:value-type="float">
            <text:p>121527</text:p>
          </table:table-cell>
          <table:table-cell table:style-name="ce1" office:value-type="float" office:value="70864" calcext:value-type="float">
            <text:p>70864</text:p>
          </table:table-cell>
          <table:table-cell table:style-name="ce1" office:value-type="float" office:value="57218" calcext:value-type="float">
            <text:p>57218</text:p>
          </table:table-cell>
          <table:table-cell office:value-type="float" office:value="92582" calcext:value-type="float">
            <text:p>92582</text:p>
          </table:table-cell>
          <table:table-cell office:value-type="float" office:value="53080" calcext:value-type="float">
            <text:p>53080</text:p>
          </table:table-cell>
          <table:table-cell table:style-name="ce1" office:value-type="float" office:value="42343" calcext:value-type="float">
            <text:p>42343</text:p>
          </table:table-cell>
          <table:table-cell table:style-name="ce1" office:value-type="float" office:value="48022" calcext:value-type="float">
            <text:p>48022</text:p>
          </table:table-cell>
          <table:table-cell table:style-name="ce1" office:value-type="float" office:value="92233" calcext:value-type="float">
            <text:p>92233</text:p>
          </table:table-cell>
          <table:table-cell table:style-name="ce1" office:value-type="float" office:value="97248" calcext:value-type="float">
            <text:p>97248</text:p>
          </table:table-cell>
          <table:table-cell table:style-name="ce1" office:value-type="float" office:value="52962" calcext:value-type="float">
            <text:p>52962</text:p>
          </table:table-cell>
          <table:table-cell table:style-name="ce1" office:value-type="float" office:value="56223" calcext:value-type="float">
            <text:p>56223</text:p>
          </table:table-cell>
          <table:table-cell table:style-name="ce1" office:value-type="float" office:value="16481" calcext:value-type="float">
            <text:p>16481</text:p>
          </table:table-cell>
          <table:table-cell table:style-name="ce1" office:value-type="float" office:value="104087" calcext:value-type="float">
            <text:p>104087</text:p>
          </table:table-cell>
          <table:table-cell table:style-name="ce1" office:value-type="float" office:value="79013" calcext:value-type="float">
            <text:p>79013</text:p>
          </table:table-cell>
          <table:table-cell table:style-name="ce1" office:value-type="float" office:value="131709" calcext:value-type="float">
            <text:p>131709</text:p>
          </table:table-cell>
          <table:table-cell office:value-type="float" office:value="28431" calcext:value-type="float">
            <text:p>28431</text:p>
          </table:table-cell>
          <table:table-cell table:style-name="ce4" office:value-type="float" office:value="75031" calcext:value-type="float">
            <text:p>75031</text:p>
          </table:table-cell>
          <table:table-cell office:value-type="float" office:value="91551" calcext:value-type="float">
            <text:p>91551</text:p>
          </table:table-cell>
          <table:table-cell office:value-type="float" office:value="53751" calcext:value-type="float">
            <text:p>53751</text:p>
          </table:table-cell>
          <table:table-cell office:value-type="float" office:value="52096" calcext:value-type="float">
            <text:p>52096</text:p>
          </table:table-cell>
          <table:table-cell office:value-type="float" office:value="66305" calcext:value-type="float">
            <text:p>66305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Mineral oil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1800785" calcext:value-type="float">
            <text:p>1800785</text:p>
          </table:table-cell>
          <table:table-cell table:style-name="ce1" office:value-type="float" office:value="952971" calcext:value-type="float">
            <text:p>952971</text:p>
          </table:table-cell>
          <table:table-cell table:style-name="ce1" office:value-type="float" office:value="1316075" calcext:value-type="float">
            <text:p>1316075</text:p>
          </table:table-cell>
          <table:table-cell table:style-name="ce1" office:value-type="float" office:value="913996" calcext:value-type="float">
            <text:p>913996</text:p>
          </table:table-cell>
          <table:table-cell table:style-name="ce1" office:value-type="float" office:value="1562179" calcext:value-type="float">
            <text:p>1562179</text:p>
          </table:table-cell>
          <table:table-cell table:style-name="ce1" office:value-type="float" office:value="1525258" calcext:value-type="float">
            <text:p>1525258</text:p>
          </table:table-cell>
          <table:table-cell table:style-name="ce1" office:value-type="float" office:value="1131343" calcext:value-type="float">
            <text:p>1131343</text:p>
          </table:table-cell>
          <table:table-cell table:style-name="ce1" office:value-type="float" office:value="1639321" calcext:value-type="float">
            <text:p>1639321</text:p>
          </table:table-cell>
          <table:table-cell table:style-name="ce1" office:value-type="float" office:value="1194125" calcext:value-type="float">
            <text:p>1194125</text:p>
          </table:table-cell>
          <table:table-cell table:style-name="ce1" office:value-type="float" office:value="1609191" calcext:value-type="float">
            <text:p>1609191</text:p>
          </table:table-cell>
          <table:table-cell office:value-type="float" office:value="1353127" calcext:value-type="float">
            <text:p>1353127</text:p>
          </table:table-cell>
          <table:table-cell office:value-type="float" office:value="1364751" calcext:value-type="float">
            <text:p>1364751</text:p>
          </table:table-cell>
          <table:table-cell table:style-name="ce1" office:value-type="float" office:value="1319217" calcext:value-type="float">
            <text:p>1319217</text:p>
          </table:table-cell>
          <table:table-cell table:style-name="ce1" office:value-type="float" office:value="1330340" calcext:value-type="float">
            <text:p>1330340</text:p>
          </table:table-cell>
          <table:table-cell table:style-name="ce1" office:value-type="float" office:value="1554176" calcext:value-type="float">
            <text:p>1554176</text:p>
          </table:table-cell>
          <table:table-cell table:style-name="ce1" office:value-type="float" office:value="1306864" calcext:value-type="float">
            <text:p>1306864</text:p>
          </table:table-cell>
          <table:table-cell table:style-name="ce1" office:value-type="float" office:value="1237524" calcext:value-type="float">
            <text:p>1237524</text:p>
          </table:table-cell>
          <table:table-cell table:style-name="ce1" office:value-type="float" office:value="1066695" calcext:value-type="float">
            <text:p>1066695</text:p>
          </table:table-cell>
          <table:table-cell table:style-name="ce1" office:value-type="float" office:value="1483397" calcext:value-type="float">
            <text:p>1483397</text:p>
          </table:table-cell>
          <table:table-cell table:style-name="ce1" office:value-type="float" office:value="1511299" calcext:value-type="float">
            <text:p>1511299</text:p>
          </table:table-cell>
          <table:table-cell table:style-name="ce1" office:value-type="float" office:value="990185" calcext:value-type="float">
            <text:p>990185</text:p>
          </table:table-cell>
          <table:table-cell table:style-name="ce1" office:value-type="float" office:value="1507727" calcext:value-type="float">
            <text:p>1507727</text:p>
          </table:table-cell>
          <table:table-cell office:value-type="float" office:value="1331682" calcext:value-type="float">
            <text:p>1331682</text:p>
          </table:table-cell>
          <table:table-cell table:style-name="ce4" office:value-type="float" office:value="1402809" calcext:value-type="float">
            <text:p>1402809</text:p>
          </table:table-cell>
          <table:table-cell office:value-type="float" office:value="1358751" calcext:value-type="float">
            <text:p>1358751</text:p>
          </table:table-cell>
          <table:table-cell office:value-type="float" office:value="1260201" calcext:value-type="float">
            <text:p>1260201</text:p>
          </table:table-cell>
          <table:table-cell office:value-type="float" office:value="1257649" calcext:value-type="float">
            <text:p>1257649</text:p>
          </table:table-cell>
          <table:table-cell office:value-type="float" office:value="1127394" calcext:value-type="float">
            <text:p>1127394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egetal oil and wine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30790" calcext:value-type="float">
            <text:p>30790</text:p>
          </table:table-cell>
          <table:table-cell table:style-name="ce1" office:value-type="float" office:value="36659" calcext:value-type="float">
            <text:p>36659</text:p>
          </table:table-cell>
          <table:table-cell table:style-name="ce1" office:value-type="float" office:value="20538" calcext:value-type="float">
            <text:p>20538</text:p>
          </table:table-cell>
          <table:table-cell table:style-name="ce1" office:value-type="float" office:value="37541" calcext:value-type="float">
            <text:p>37541</text:p>
          </table:table-cell>
          <table:table-cell table:style-name="ce1" office:value-type="float" office:value="31588" calcext:value-type="float">
            <text:p>31588</text:p>
          </table:table-cell>
          <table:table-cell table:style-name="ce1" office:value-type="float" office:value="22192" calcext:value-type="float">
            <text:p>22192</text:p>
          </table:table-cell>
          <table:table-cell table:style-name="ce1" office:value-type="float" office:value="35059" calcext:value-type="float">
            <text:p>35059</text:p>
          </table:table-cell>
          <table:table-cell table:style-name="ce1" office:value-type="float" office:value="16332" calcext:value-type="float">
            <text:p>16332</text:p>
          </table:table-cell>
          <table:table-cell table:style-name="ce1" office:value-type="float" office:value="20397" calcext:value-type="float">
            <text:p>20397</text:p>
          </table:table-cell>
          <table:table-cell table:style-name="ce1" office:value-type="float" office:value="25229" calcext:value-type="float">
            <text:p>25229</text:p>
          </table:table-cell>
          <table:table-cell office:value-type="float" office:value="32631" calcext:value-type="float">
            <text:p>32631</text:p>
          </table:table-cell>
          <table:table-cell office:value-type="float" office:value="21198" calcext:value-type="float">
            <text:p>21198</text:p>
          </table:table-cell>
          <table:table-cell table:style-name="ce1" office:value-type="float" office:value="19914" calcext:value-type="float">
            <text:p>19914</text:p>
          </table:table-cell>
          <table:table-cell table:style-name="ce1" office:value-type="float" office:value="20501" calcext:value-type="float">
            <text:p>20501</text:p>
          </table:table-cell>
          <table:table-cell table:style-name="ce1" office:value-type="float" office:value="17219" calcext:value-type="float">
            <text:p>17219</text:p>
          </table:table-cell>
          <table:table-cell table:style-name="ce1" office:value-type="float" office:value="28968" calcext:value-type="float">
            <text:p>28968</text:p>
          </table:table-cell>
          <table:table-cell table:style-name="ce1" office:value-type="float" office:value="19114" calcext:value-type="float">
            <text:p>19114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39311" calcext:value-type="float">
            <text:p>39311</text:p>
          </table:table-cell>
          <table:table-cell table:style-name="ce1" office:value-type="float" office:value="17537" calcext:value-type="float">
            <text:p>17537</text:p>
          </table:table-cell>
          <table:table-cell table:style-name="ce1" office:value-type="float" office:value="31411" calcext:value-type="float">
            <text:p>31411</text:p>
          </table:table-cell>
          <table:table-cell table:style-name="ce1" office:value-type="float" office:value="39758" calcext:value-type="float">
            <text:p>39758</text:p>
          </table:table-cell>
          <table:table-cell office:value-type="float" office:value="29233" calcext:value-type="float">
            <text:p>29233</text:p>
          </table:table-cell>
          <table:table-cell table:style-name="ce4" office:value-type="float" office:value="26270" calcext:value-type="float">
            <text:p>26270</text:p>
          </table:table-cell>
          <table:table-cell office:value-type="float" office:value="19498" calcext:value-type="float">
            <text:p>19498</text:p>
          </table:table-cell>
          <table:table-cell office:value-type="float" office:value="29679" calcext:value-type="float">
            <text:p>29679</text:p>
          </table:table-cell>
          <table:table-cell office:value-type="float" office:value="29973" calcext:value-type="float">
            <text:p>29973</text:p>
          </table:table-cell>
          <table:table-cell office:value-type="float" office:value="43337" calcext:value-type="float">
            <text:p>43337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hemicals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35434" calcext:value-type="float">
            <text:p>35434</text:p>
          </table:table-cell>
          <table:table-cell table:style-name="ce1" office:value-type="float" office:value="35493" calcext:value-type="float">
            <text:p>35493</text:p>
          </table:table-cell>
          <table:table-cell table:style-name="ce1" office:value-type="float" office:value="59622" calcext:value-type="float">
            <text:p>59622</text:p>
          </table:table-cell>
          <table:table-cell table:style-name="ce1" office:value-type="float" office:value="32674" calcext:value-type="float">
            <text:p>32674</text:p>
          </table:table-cell>
          <table:table-cell table:style-name="ce1" office:value-type="float" office:value="37814" calcext:value-type="float">
            <text:p>37814</text:p>
          </table:table-cell>
          <table:table-cell table:style-name="ce1" office:value-type="float" office:value="44731" calcext:value-type="float">
            <text:p>44731</text:p>
          </table:table-cell>
          <table:table-cell table:style-name="ce1" office:value-type="float" office:value="33604" calcext:value-type="float">
            <text:p>33604</text:p>
          </table:table-cell>
          <table:table-cell table:style-name="ce1" office:value-type="float" office:value="48884" calcext:value-type="float">
            <text:p>48884</text:p>
          </table:table-cell>
          <table:table-cell table:style-name="ce1" office:value-type="float" office:value="49771" calcext:value-type="float">
            <text:p>49771</text:p>
          </table:table-cell>
          <table:table-cell table:style-name="ce1" office:value-type="float" office:value="55963" calcext:value-type="float">
            <text:p>55963</text:p>
          </table:table-cell>
          <table:table-cell office:value-type="float" office:value="34240" calcext:value-type="float">
            <text:p>34240</text:p>
          </table:table-cell>
          <table:table-cell office:value-type="float" office:value="37490" calcext:value-type="float">
            <text:p>37490</text:p>
          </table:table-cell>
          <table:table-cell table:style-name="ce1" office:value-type="float" office:value="47140" calcext:value-type="float">
            <text:p>47140</text:p>
          </table:table-cell>
          <table:table-cell table:style-name="ce1" office:value-type="float" office:value="33336" calcext:value-type="float">
            <text:p>33336</text:p>
          </table:table-cell>
          <table:table-cell table:style-name="ce1" office:value-type="float" office:value="50301" calcext:value-type="float">
            <text:p>50301</text:p>
          </table:table-cell>
          <table:table-cell table:style-name="ce1" office:value-type="float" office:value="33668" calcext:value-type="float">
            <text:p>33668</text:p>
          </table:table-cell>
          <table:table-cell table:style-name="ce1" office:value-type="float" office:value="42917" calcext:value-type="float">
            <text:p>42917</text:p>
          </table:table-cell>
          <table:table-cell table:style-name="ce1" office:value-type="float" office:value="50641" calcext:value-type="float">
            <text:p>50641</text:p>
          </table:table-cell>
          <table:table-cell table:style-name="ce1" office:value-type="float" office:value="29410" calcext:value-type="float">
            <text:p>29410</text:p>
          </table:table-cell>
          <table:table-cell table:style-name="ce1" office:value-type="float" office:value="47687" calcext:value-type="float">
            <text:p>47687</text:p>
          </table:table-cell>
          <table:table-cell table:style-name="ce1" office:value-type="float" office:value="42339" calcext:value-type="float">
            <text:p>42339</text:p>
          </table:table-cell>
          <table:table-cell table:style-name="ce1" office:value-type="float" office:value="39298" calcext:value-type="float">
            <text:p>39298</text:p>
          </table:table-cell>
          <table:table-cell office:value-type="float" office:value="46253" calcext:value-type="float">
            <text:p>46253</text:p>
          </table:table-cell>
          <table:table-cell table:style-name="ce4" office:value-type="float" office:value="31389" calcext:value-type="float">
            <text:p>31389</text:p>
          </table:table-cell>
          <table:table-cell office:value-type="float" office:value="43913" calcext:value-type="float">
            <text:p>43913</text:p>
          </table:table-cell>
          <table:table-cell office:value-type="float" office:value="43011" calcext:value-type="float">
            <text:p>43011</text:p>
          </table:table-cell>
          <table:table-cell office:value-type="float" office:value="52590" calcext:value-type="float">
            <text:p>52590</text:p>
          </table:table-cell>
          <table:table-cell office:value-type="float" office:value="38002" calcext:value-type="float">
            <text:p>3800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Industrial solid bulk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8639" calcext:value-type="float">
            <text:p>8639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19543" calcext:value-type="float">
            <text:p>19543</text:p>
          </table:table-cell>
          <table:table-cell table:style-name="ce1" office:value-type="float" office:value="25434" calcext:value-type="float">
            <text:p>25434</text:p>
          </table:table-cell>
          <table:table-cell table:style-name="ce1" office:value-type="float" office:value="15812" calcext:value-type="float">
            <text:p>15812</text:p>
          </table:table-cell>
          <table:table-cell table:style-name="ce1" office:value-type="float" office:value="21660" calcext:value-type="float">
            <text:p>21660</text:p>
          </table:table-cell>
          <table:table-cell table:style-name="ce1" office:value-type="float" office:value="11154" calcext:value-type="float">
            <text:p>11154</text:p>
          </table:table-cell>
          <table:table-cell table:style-name="ce1" office:value-type="float" office:value="14711" calcext:value-type="float">
            <text:p>14711</text:p>
          </table:table-cell>
          <table:table-cell table:style-name="ce1" office:value-type="float" office:value="16596" calcext:value-type="float">
            <text:p>16596</text:p>
          </table:table-cell>
          <table:table-cell office:value-type="float" office:value="22496" calcext:value-type="float">
            <text:p>22496</text:p>
          </table:table-cell>
          <table:table-cell office:value-type="float" office:value="5196" calcext:value-type="float">
            <text:p>5196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530" calcext:value-type="float">
            <text:p>15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15800" calcext:value-type="float">
            <text:p>15800</text:p>
          </table:table-cell>
          <table:table-cell table:style-name="ce1" office:value-type="float" office:value="13300" calcext:value-type="float">
            <text:p>1330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table:style-name="ce4" office:value-type="float" office:value="7900" calcext:value-type="float">
            <text:p>7900</text:p>
          </table:table-cell>
          <table:table-cell table:number-columns-repeated="3" office:value-type="float" office:value="7900" calcext:value-type="float">
            <text:p>7900</text:p>
          </table:table-cell>
          <table:table-cell office:value-type="float" office:value="21570" calcext:value-type="float">
            <text:p>2157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Steel products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292804" calcext:value-type="float">
            <text:p>292804</text:p>
          </table:table-cell>
          <table:table-cell table:style-name="ce1" office:value-type="float" office:value="291605" calcext:value-type="float">
            <text:p>291605</text:p>
          </table:table-cell>
          <table:table-cell table:style-name="ce1" office:value-type="float" office:value="346497" calcext:value-type="float">
            <text:p>346497</text:p>
          </table:table-cell>
          <table:table-cell table:style-name="ce1" office:value-type="float" office:value="319928" calcext:value-type="float">
            <text:p>319928</text:p>
          </table:table-cell>
          <table:table-cell table:style-name="ce1" office:value-type="float" office:value="288590" calcext:value-type="float">
            <text:p>288590</text:p>
          </table:table-cell>
          <table:table-cell table:style-name="ce1" office:value-type="float" office:value="268012" calcext:value-type="float">
            <text:p>268012</text:p>
          </table:table-cell>
          <table:table-cell table:style-name="ce1" office:value-type="float" office:value="214378" calcext:value-type="float">
            <text:p>214378</text:p>
          </table:table-cell>
          <table:table-cell table:style-name="ce1" office:value-type="float" office:value="264712" calcext:value-type="float">
            <text:p>264712</text:p>
          </table:table-cell>
          <table:table-cell table:style-name="ce1" office:value-type="float" office:value="238298" calcext:value-type="float">
            <text:p>238298</text:p>
          </table:table-cell>
          <table:table-cell table:style-name="ce1" office:value-type="float" office:value="294555" calcext:value-type="float">
            <text:p>294555</text:p>
          </table:table-cell>
          <table:table-cell office:value-type="float" office:value="226770" calcext:value-type="float">
            <text:p>226770</text:p>
          </table:table-cell>
          <table:table-cell office:value-type="float" office:value="112047" calcext:value-type="float">
            <text:p>112047</text:p>
          </table:table-cell>
          <table:table-cell table:style-name="ce1" office:value-type="float" office:value="277033" calcext:value-type="float">
            <text:p>277033</text:p>
          </table:table-cell>
          <table:table-cell table:style-name="ce1" office:value-type="float" office:value="165439" calcext:value-type="float">
            <text:p>165439</text:p>
          </table:table-cell>
          <table:table-cell table:style-name="ce1" office:value-type="float" office:value="262333" calcext:value-type="float">
            <text:p>262333</text:p>
          </table:table-cell>
          <table:table-cell table:style-name="ce1" office:value-type="float" office:value="281806" calcext:value-type="float">
            <text:p>281806</text:p>
          </table:table-cell>
          <table:table-cell table:style-name="ce1" office:value-type="float" office:value="265962" calcext:value-type="float">
            <text:p>265962</text:p>
          </table:table-cell>
          <table:table-cell table:style-name="ce1" office:value-type="float" office:value="263606" calcext:value-type="float">
            <text:p>263606</text:p>
          </table:table-cell>
          <table:table-cell table:style-name="ce1" office:value-type="float" office:value="369422" calcext:value-type="float">
            <text:p>369422</text:p>
          </table:table-cell>
          <table:table-cell table:style-name="ce1" office:value-type="float" office:value="176539" calcext:value-type="float">
            <text:p>176539</text:p>
          </table:table-cell>
          <table:table-cell table:style-name="ce1" office:value-type="float" office:value="180047" calcext:value-type="float">
            <text:p>180047</text:p>
          </table:table-cell>
          <table:table-cell table:style-name="ce1" office:value-type="float" office:value="344246" calcext:value-type="float">
            <text:p>344246</text:p>
          </table:table-cell>
          <table:table-cell office:value-type="float" office:value="248713" calcext:value-type="float">
            <text:p>248713</text:p>
          </table:table-cell>
          <table:table-cell table:style-name="ce4" office:value-type="float" office:value="256526" calcext:value-type="float">
            <text:p>256526</text:p>
          </table:table-cell>
          <table:table-cell office:value-type="float" office:value="234337" calcext:value-type="float">
            <text:p>234337</text:p>
          </table:table-cell>
          <table:table-cell office:value-type="float" office:value="258294" calcext:value-type="float">
            <text:p>258294</text:p>
          </table:table-cell>
          <table:table-cell office:value-type="float" office:value="237134" calcext:value-type="float">
            <text:p>237134</text:p>
          </table:table-cell>
          <table:table-cell office:value-type="float" office:value="187987" calcext:value-type="float">
            <text:p>187987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Bunkers and supplies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104562" calcext:value-type="float">
            <text:p>104562</text:p>
          </table:table-cell>
          <table:table-cell table:style-name="ce1" office:value-type="float" office:value="88937" calcext:value-type="float">
            <text:p>88937</text:p>
          </table:table-cell>
          <table:table-cell table:style-name="ce1" office:value-type="float" office:value="93668" calcext:value-type="float">
            <text:p>93668</text:p>
          </table:table-cell>
          <table:table-cell table:style-name="ce1" office:value-type="float" office:value="91250" calcext:value-type="float">
            <text:p>91250</text:p>
          </table:table-cell>
          <table:table-cell table:style-name="ce1" office:value-type="float" office:value="99911" calcext:value-type="float">
            <text:p>99911</text:p>
          </table:table-cell>
          <table:table-cell table:style-name="ce1" office:value-type="float" office:value="115432" calcext:value-type="float">
            <text:p>115432</text:p>
          </table:table-cell>
          <table:table-cell table:style-name="ce1" office:value-type="float" office:value="101066" calcext:value-type="float">
            <text:p>101066</text:p>
          </table:table-cell>
          <table:table-cell table:style-name="ce1" office:value-type="float" office:value="116644" calcext:value-type="float">
            <text:p>116644</text:p>
          </table:table-cell>
          <table:table-cell table:style-name="ce1" office:value-type="float" office:value="91846" calcext:value-type="float">
            <text:p>91846</text:p>
          </table:table-cell>
          <table:table-cell table:style-name="ce1" office:value-type="float" office:value="98792" calcext:value-type="float">
            <text:p>98792</text:p>
          </table:table-cell>
          <table:table-cell office:value-type="float" office:value="99794" calcext:value-type="float">
            <text:p>99794</text:p>
          </table:table-cell>
          <table:table-cell office:value-type="float" office:value="82491" calcext:value-type="float">
            <text:p>82491</text:p>
          </table:table-cell>
          <table:table-cell table:style-name="ce1" office:value-type="float" office:value="79655" calcext:value-type="float">
            <text:p>79655</text:p>
          </table:table-cell>
          <table:table-cell table:style-name="ce1" office:value-type="float" office:value="76016" calcext:value-type="float">
            <text:p>76016</text:p>
          </table:table-cell>
          <table:table-cell table:style-name="ce1" office:value-type="float" office:value="85207" calcext:value-type="float">
            <text:p>85207</text:p>
          </table:table-cell>
          <table:table-cell table:style-name="ce1" office:value-type="float" office:value="86165" calcext:value-type="float">
            <text:p>86165</text:p>
          </table:table-cell>
          <table:table-cell table:style-name="ce1" office:value-type="float" office:value="99269" calcext:value-type="float">
            <text:p>99269</text:p>
          </table:table-cell>
          <table:table-cell table:style-name="ce1" office:value-type="float" office:value="85956" calcext:value-type="float">
            <text:p>85956</text:p>
          </table:table-cell>
          <table:table-cell table:style-name="ce1" office:value-type="float" office:value="99156" calcext:value-type="float">
            <text:p>99156</text:p>
          </table:table-cell>
          <table:table-cell table:style-name="ce1" office:value-type="float" office:value="89326" calcext:value-type="float">
            <text:p>89326</text:p>
          </table:table-cell>
          <table:table-cell table:style-name="ce1" office:value-type="float" office:value="85445" calcext:value-type="float">
            <text:p>85445</text:p>
          </table:table-cell>
          <table:table-cell table:style-name="ce1" office:value-type="float" office:value="80929" calcext:value-type="float">
            <text:p>80929</text:p>
          </table:table-cell>
          <table:table-cell office:value-type="float" office:value="70528" calcext:value-type="float">
            <text:p>70528</text:p>
          </table:table-cell>
          <table:table-cell table:style-name="ce4" office:value-type="float" office:value="79225" calcext:value-type="float">
            <text:p>79225</text:p>
          </table:table-cell>
          <table:table-cell office:value-type="float" office:value="80649" calcext:value-type="float">
            <text:p>80649</text:p>
          </table:table-cell>
          <table:table-cell office:value-type="float" office:value="66531" calcext:value-type="float">
            <text:p>66531</text:p>
          </table:table-cell>
          <table:table-cell office:value-type="float" office:value="76203" calcext:value-type="float">
            <text:p>76203</text:p>
          </table:table-cell>
          <table:table-cell office:value-type="float" office:value="75857" calcext:value-type="float">
            <text:p>75857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ontainers</text:p>
          </table:table-cell>
          <table:table-cell table:style-name="ce1" office:value-type="string" calcext:value-type="string">
            <text:p>teu</text:p>
          </table:table-cell>
          <table:table-cell table:style-name="ce1" office:value-type="float" office:value="150330" calcext:value-type="float">
            <text:p>150330</text:p>
          </table:table-cell>
          <table:table-cell table:style-name="ce1" office:value-type="float" office:value="166695" calcext:value-type="float">
            <text:p>166695</text:p>
          </table:table-cell>
          <table:table-cell table:style-name="ce1" office:value-type="float" office:value="178241" calcext:value-type="float">
            <text:p>178241</text:p>
          </table:table-cell>
          <table:table-cell table:style-name="ce1" office:value-type="float" office:value="177567" calcext:value-type="float">
            <text:p>177567</text:p>
          </table:table-cell>
          <table:table-cell table:style-name="ce1" office:value-type="float" office:value="182103" calcext:value-type="float">
            <text:p>182103</text:p>
          </table:table-cell>
          <table:table-cell table:style-name="ce1" office:value-type="float" office:value="188881" calcext:value-type="float">
            <text:p>188881</text:p>
          </table:table-cell>
          <table:table-cell table:style-name="ce1" office:value-type="float" office:value="184923" calcext:value-type="float">
            <text:p>184923</text:p>
          </table:table-cell>
          <table:table-cell table:style-name="ce1" office:value-type="float" office:value="160873" calcext:value-type="float">
            <text:p>160873</text:p>
          </table:table-cell>
          <table:table-cell table:style-name="ce1" office:value-type="float" office:value="154086" calcext:value-type="float">
            <text:p>154086</text:p>
          </table:table-cell>
          <table:table-cell table:style-name="ce1" office:value-type="float" office:value="182028" calcext:value-type="float">
            <text:p>182028</text:p>
          </table:table-cell>
          <table:table-cell office:value-type="float" office:value="175626" calcext:value-type="float">
            <text:p>175626</text:p>
          </table:table-cell>
          <table:table-cell office:value-type="float" office:value="163453" calcext:value-type="float">
            <text:p>163453</text:p>
          </table:table-cell>
          <table:table-cell table:style-name="ce1" office:value-type="float" office:value="156070" calcext:value-type="float">
            <text:p>156070</text:p>
          </table:table-cell>
          <table:table-cell table:style-name="ce1" office:value-type="float" office:value="155969" calcext:value-type="float">
            <text:p>155969</text:p>
          </table:table-cell>
          <table:table-cell table:style-name="ce1" office:value-type="float" office:value="169792" calcext:value-type="float">
            <text:p>169792</text:p>
          </table:table-cell>
          <table:table-cell table:style-name="ce1" office:value-type="float" office:value="175196" calcext:value-type="float">
            <text:p>175196</text:p>
          </table:table-cell>
          <table:table-cell table:style-name="ce1" office:value-type="float" office:value="167016" calcext:value-type="float">
            <text:p>167016</text:p>
          </table:table-cell>
          <table:table-cell table:style-name="ce1" office:value-type="float" office:value="169005" calcext:value-type="float">
            <text:p>169005</text:p>
          </table:table-cell>
          <table:table-cell table:style-name="ce1" office:value-type="float" office:value="188519" calcext:value-type="float">
            <text:p>188519</text:p>
          </table:table-cell>
          <table:table-cell table:style-name="ce1" office:value-type="float" office:value="153145" calcext:value-type="float">
            <text:p>153145</text:p>
          </table:table-cell>
          <table:table-cell table:style-name="ce1" office:value-type="float" office:value="159128" calcext:value-type="float">
            <text:p>159128</text:p>
          </table:table-cell>
          <table:table-cell table:style-name="ce1" office:value-type="float" office:value="170034" calcext:value-type="float">
            <text:p>170034</text:p>
          </table:table-cell>
          <table:table-cell office:value-type="float" office:value="155552" calcext:value-type="float">
            <text:p>155552</text:p>
          </table:table-cell>
          <table:table-cell table:style-name="ce4" office:value-type="float" office:value="168587" calcext:value-type="float">
            <text:p>168587</text:p>
          </table:table-cell>
          <table:table-cell office:value-type="float" office:value="157089" calcext:value-type="float">
            <text:p>157089</text:p>
          </table:table-cell>
          <table:table-cell office:value-type="float" office:value="166009" calcext:value-type="float">
            <text:p>166009</text:p>
          </table:table-cell>
          <table:table-cell office:value-type="float" office:value="178448" calcext:value-type="float">
            <text:p>178448</text:p>
          </table:table-cell>
          <table:table-cell office:value-type="float" office:value="176947" calcext:value-type="float">
            <text:p>176947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Ship arrivals</text:p>
          </table:table-cell>
          <table:table-cell table:style-name="ce1" office:value-type="string" calcext:value-type="string">
            <text:p>ship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620</text:p>
          </table:table-cell>
          <table:table-cell table:style-name="ce1" office:value-type="string" calcext:value-type="string">
            <text:p>668</text:p>
          </table:table-cell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437" calcext:value-type="float">
            <text:p>437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Gross tonnage (arrivals)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14267440" calcext:value-type="float">
            <text:p>14267440</text:p>
          </table:table-cell>
          <table:table-cell table:style-name="ce1" office:value-type="float" office:value="13162533" calcext:value-type="float">
            <text:p>13162533</text:p>
          </table:table-cell>
          <table:table-cell table:style-name="ce1" office:value-type="float" office:value="14621430" calcext:value-type="float">
            <text:p>14621430</text:p>
          </table:table-cell>
          <table:table-cell table:style-name="ce1" office:value-type="float" office:value="16425600" calcext:value-type="float">
            <text:p>16425600</text:p>
          </table:table-cell>
          <table:table-cell table:style-name="ce1" office:value-type="float" office:value="16528308" calcext:value-type="float">
            <text:p>16528308</text:p>
          </table:table-cell>
          <table:table-cell table:style-name="ce1" office:value-type="float" office:value="17882962" calcext:value-type="float">
            <text:p>17882962</text:p>
          </table:table-cell>
          <table:table-cell table:style-name="ce1" office:value-type="float" office:value="19038655" calcext:value-type="float">
            <text:p>19038655</text:p>
          </table:table-cell>
          <table:table-cell table:style-name="ce1" office:value-type="float" office:value="19357122" calcext:value-type="float">
            <text:p>19357122</text:p>
          </table:table-cell>
          <table:table-cell table:style-name="ce1" office:value-type="float" office:value="17403722" calcext:value-type="float">
            <text:p>17403722</text:p>
          </table:table-cell>
          <table:table-cell table:style-name="ce1" office:value-type="float" office:value="16223550" calcext:value-type="float">
            <text:p>16223550</text:p>
          </table:table-cell>
          <table:table-cell office:value-type="float" office:value="15113845" calcext:value-type="float">
            <text:p>15113845</text:p>
          </table:table-cell>
          <table:table-cell office:value-type="float" office:value="14098558" calcext:value-type="float">
            <text:p>14098558</text:p>
          </table:table-cell>
          <table:table-cell table:style-name="ce1" office:value-type="float" office:value="12824541" calcext:value-type="float">
            <text:p>12824541</text:p>
          </table:table-cell>
          <table:table-cell table:style-name="ce1" office:value-type="float" office:value="14760261" calcext:value-type="float">
            <text:p>14760261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4" office:value-type="float" office:value="13380000" calcext:value-type="float">
            <text:p>13380000</text:p>
          </table:table-cell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4100000" calcext:value-type="float">
            <text:p>1410000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Ship departures</text:p>
          </table:table-cell>
          <table:table-cell table:style-name="ce1" office:value-type="string" calcext:value-type="string">
            <text:p>ship</text:p>
          </table:table-cell>
          <table:table-cell table:number-columns-repeated="2" table:style-name="ce1" office:value-type="string" calcext:value-type="string">
            <text:p>456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629</text:p>
          </table:table-cell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533</text:p>
          </table:table-cell>
          <table:table-cell office:value-type="float" office:value="451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532</text:p>
          </table:table-cell>
          <table:table-cell table:number-columns-repeated="2" table:style-name="ce1" office:value-type="string" calcext:value-type="string">
            <text:p>522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Gross tonnage (departures)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13986112" calcext:value-type="float">
            <text:p>13986112</text:p>
          </table:table-cell>
          <table:table-cell table:style-name="ce1" office:value-type="float" office:value="13318972" calcext:value-type="float">
            <text:p>13318972</text:p>
          </table:table-cell>
          <table:table-cell table:style-name="ce1" office:value-type="float" office:value="14604769" calcext:value-type="float">
            <text:p>14604769</text:p>
          </table:table-cell>
          <table:table-cell table:style-name="ce1" office:value-type="float" office:value="15875391" calcext:value-type="float">
            <text:p>15875391</text:p>
          </table:table-cell>
          <table:table-cell table:style-name="ce1" office:value-type="float" office:value="17064248" calcext:value-type="float">
            <text:p>17064248</text:p>
          </table:table-cell>
          <table:table-cell table:style-name="ce1" office:value-type="float" office:value="18126546" calcext:value-type="float">
            <text:p>18126546</text:p>
          </table:table-cell>
          <table:table-cell table:style-name="ce1" office:value-type="float" office:value="19007369" calcext:value-type="float">
            <text:p>19007369</text:p>
          </table:table-cell>
          <table:table-cell table:style-name="ce1" office:value-type="float" office:value="19280800" calcext:value-type="float">
            <text:p>19280800</text:p>
          </table:table-cell>
          <table:table-cell table:style-name="ce1" office:value-type="float" office:value="17262387" calcext:value-type="float">
            <text:p>17262387</text:p>
          </table:table-cell>
          <table:table-cell table:style-name="ce1" office:value-type="float" office:value="16183932" calcext:value-type="float">
            <text:p>16183932</text:p>
          </table:table-cell>
          <table:table-cell office:value-type="float" office:value="14707110" calcext:value-type="float">
            <text:p>14707110</text:p>
          </table:table-cell>
          <table:table-cell office:value-type="float" office:value="14078390" calcext:value-type="float">
            <text:p>14078390</text:p>
          </table:table-cell>
          <table:table-cell table:style-name="ce1" office:value-type="float" office:value="12464598" calcext:value-type="float">
            <text:p>12464598</text:p>
          </table:table-cell>
          <table:table-cell table:style-name="ce1" office:value-type="float" office:value="14988276" calcext:value-type="float">
            <text:p>14988276</text:p>
          </table:table-cell>
          <table:table-cell table:style-name="ce1" office:value-type="float" office:value="15000000" calcext:value-type="float">
            <text:p>15000000</text:p>
          </table:table-cell>
          <table:table-cell table:style-name="ce1" office:value-type="float" office:value="15360000" calcext:value-type="float">
            <text:p>15360000</text:p>
          </table:table-cell>
          <table:table-cell table:style-name="ce1" office:value-type="float" office:value="16260000" calcext:value-type="float">
            <text:p>16260000</text:p>
          </table:table-cell>
          <table:table-cell table:style-name="ce1" office:value-type="float" office:value="19110000" calcext:value-type="float">
            <text:p>19110000</text:p>
          </table:table-cell>
          <table:table-cell table:style-name="ce1" office:value-type="float" office:value="18750000" calcext:value-type="float">
            <text:p>18750000</text:p>
          </table:table-cell>
          <table:table-cell table:style-name="ce1" office:value-type="float" office:value="15960000" calcext:value-type="float">
            <text:p>15960000</text:p>
          </table:table-cell>
          <table:table-cell table:style-name="ce1" office:value-type="float" office:value="15660000" calcext:value-type="float">
            <text:p>15660000</text:p>
          </table:table-cell>
          <table:table-cell office:value-type="float" office:value="15660000" calcext:value-type="float">
            <text:p>15660000</text:p>
          </table:table-cell>
          <table:table-cell office:value-type="float" office:value="12780000" calcext:value-type="float">
            <text:p>12780000</text:p>
          </table:table-cell>
          <table:table-cell table:style-name="ce4" office:value-type="float" office:value="13380000" calcext:value-type="float">
            <text:p>13380000</text:p>
          </table:table-cell>
          <table:table-cell office:value-type="float" office:value="12960000" calcext:value-type="float">
            <text:p>12960000</text:p>
          </table:table-cell>
          <table:table-cell office:value-type="float" office:value="12120000" calcext:value-type="float">
            <text:p>12120000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4100000" calcext:value-type="float">
            <text:p>14100000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Ferries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float" office:value="73544" calcext:value-type="float">
            <text:p>73544</text:p>
          </table:table-cell>
          <table:table-cell table:style-name="ce1" office:value-type="float" office:value="38564" calcext:value-type="float">
            <text:p>38564</text:p>
          </table:table-cell>
          <table:table-cell table:style-name="ce1" office:value-type="float" office:value="63080" calcext:value-type="float">
            <text:p>63080</text:p>
          </table:table-cell>
          <table:table-cell table:style-name="ce1" office:value-type="float" office:value="98658" calcext:value-type="float">
            <text:p>98658</text:p>
          </table:table-cell>
          <table:table-cell table:style-name="ce1" office:value-type="float" office:value="106576" calcext:value-type="float">
            <text:p>106576</text:p>
          </table:table-cell>
          <table:table-cell table:style-name="ce1" office:value-type="float" office:value="214199" calcext:value-type="float">
            <text:p>214199</text:p>
          </table:table-cell>
          <table:table-cell table:style-name="ce1" office:value-type="float" office:value="368129" calcext:value-type="float">
            <text:p>368129</text:p>
          </table:table-cell>
          <table:table-cell table:style-name="ce1" office:value-type="float" office:value="505086" calcext:value-type="float">
            <text:p>505086</text:p>
          </table:table-cell>
          <table:table-cell table:style-name="ce1" office:value-type="float" office:value="264762" calcext:value-type="float">
            <text:p>264762</text:p>
          </table:table-cell>
          <table:table-cell table:style-name="ce1" office:value-type="float" office:value="108931" calcext:value-type="float">
            <text:p>108931</text:p>
          </table:table-cell>
          <table:table-cell office:value-type="float" office:value="55715" calcext:value-type="float">
            <text:p>55715</text:p>
          </table:table-cell>
          <table:table-cell office:value-type="float" office:value="77479" calcext:value-type="float">
            <text:p>77479</text:p>
          </table:table-cell>
          <table:table-cell office:value-type="float" office:value="64597" calcext:value-type="float">
            <text:p>64597</text:p>
          </table:table-cell>
          <table:table-cell table:style-name="ce1" office:value-type="float" office:value="37220" calcext:value-type="float">
            <text:p>37220</text:p>
          </table:table-cell>
          <table:table-cell table:style-name="ce1" office:value-type="float" office:value="57735" calcext:value-type="float">
            <text:p>57735</text:p>
          </table:table-cell>
          <table:table-cell table:style-name="ce1" office:value-type="float" office:value="77018" calcext:value-type="float">
            <text:p>77018</text:p>
          </table:table-cell>
          <table:table-cell table:style-name="ce1" office:value-type="float" office:value="92533" calcext:value-type="float">
            <text:p>92533</text:p>
          </table:table-cell>
          <table:table-cell table:style-name="ce1" office:value-type="float" office:value="192038" calcext:value-type="float">
            <text:p>192038</text:p>
          </table:table-cell>
          <table:table-cell table:style-name="ce1" office:value-type="float" office:value="347362" calcext:value-type="float">
            <text:p>347362</text:p>
          </table:table-cell>
          <table:table-cell table:style-name="ce1" office:value-type="float" office:value="500315" calcext:value-type="float">
            <text:p>500315</text:p>
          </table:table-cell>
          <table:table-cell table:style-name="ce1" office:value-type="float" office:value="255417" calcext:value-type="float">
            <text:p>255417</text:p>
          </table:table-cell>
          <table:table-cell table:style-name="ce1" office:value-type="float" office:value="102329" calcext:value-type="float">
            <text:p>102329</text:p>
          </table:table-cell>
          <table:table-cell office:value-type="float" office:value="51041" calcext:value-type="float">
            <text:p>51041</text:p>
          </table:table-cell>
          <table:table-cell table:style-name="ce4" office:value-type="float" office:value="71503" calcext:value-type="float">
            <text:p>71503</text:p>
          </table:table-cell>
          <table:table-cell office:value-type="float" office:value="56796" calcext:value-type="float">
            <text:p>56796</text:p>
          </table:table-cell>
          <table:table-cell office:value-type="float" office:value="36310" calcext:value-type="float">
            <text:p>36310</text:p>
          </table:table-cell>
          <table:table-cell office:value-type="float" office:value="51676" calcext:value-type="float">
            <text:p>51676</text:p>
          </table:table-cell>
          <table:table-cell office:value-type="float" office:value="91049" calcext:value-type="float">
            <text:p>91049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ruises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34736" calcext:value-type="float">
            <text:p>34736</text:p>
          </table:table-cell>
          <table:table-cell table:style-name="ce1" office:value-type="float" office:value="35336" calcext:value-type="float">
            <text:p>35336</text:p>
          </table:table-cell>
          <table:table-cell table:style-name="ce1" office:value-type="float" office:value="78472" calcext:value-type="float">
            <text:p>78472</text:p>
          </table:table-cell>
          <table:table-cell table:style-name="ce1" office:value-type="float" office:value="56065" calcext:value-type="float">
            <text:p>56065</text:p>
          </table:table-cell>
          <table:table-cell table:style-name="ce1" office:value-type="float" office:value="74699" calcext:value-type="float">
            <text:p>74699</text:p>
          </table:table-cell>
          <table:table-cell table:style-name="ce1" office:value-type="float" office:value="90377" calcext:value-type="float">
            <text:p>90377</text:p>
          </table:table-cell>
          <table:table-cell table:style-name="ce1" office:value-type="float" office:value="83179" calcext:value-type="float">
            <text:p>83179</text:p>
          </table:table-cell>
          <table:table-cell table:style-name="ce1" office:value-type="float" office:value="93257" calcext:value-type="float">
            <text:p>93257</text:p>
          </table:table-cell>
          <table:table-cell table:style-name="ce1" office:value-type="float" office:value="84270" calcext:value-type="float">
            <text:p>84270</text:p>
          </table:table-cell>
          <table:table-cell office:value-type="float" office:value="77420" calcext:value-type="float">
            <text:p>77420</text:p>
          </table:table-cell>
          <table:table-cell office:value-type="float" office:value="48528" calcext:value-type="float">
            <text:p>48528</text:p>
          </table:table-cell>
          <table:table-cell office:value-type="float" office:value="36586" calcext:value-type="float">
            <text:p>36586</text:p>
          </table:table-cell>
          <table:table-cell table:style-name="ce1" office:value-type="float" office:value="32072" calcext:value-type="float">
            <text:p>32072</text:p>
          </table:table-cell>
          <table:table-cell table:style-name="ce1" office:value-type="float" office:value="72746" calcext:value-type="float">
            <text:p>72746</text:p>
          </table:table-cell>
          <table:table-cell table:style-name="ce1" office:value-type="float" office:value="85846" calcext:value-type="float">
            <text:p>85846</text:p>
          </table:table-cell>
          <table:table-cell table:style-name="ce1" office:value-type="float" office:value="120416" calcext:value-type="float">
            <text:p>120416</text:p>
          </table:table-cell>
          <table:table-cell table:style-name="ce1" office:value-type="float" office:value="106281" calcext:value-type="float">
            <text:p>106281</text:p>
          </table:table-cell>
          <table:table-cell table:style-name="ce1" office:value-type="float" office:value="111608" calcext:value-type="float">
            <text:p>111608</text:p>
          </table:table-cell>
          <table:table-cell table:style-name="ce1" office:value-type="float" office:value="124258" calcext:value-type="float">
            <text:p>124258</text:p>
          </table:table-cell>
          <table:table-cell table:style-name="ce1" office:value-type="float" office:value="116023" calcext:value-type="float">
            <text:p>116023</text:p>
          </table:table-cell>
          <table:table-cell table:style-name="ce1" office:value-type="float" office:value="127249" calcext:value-type="float">
            <text:p>127249</text:p>
          </table:table-cell>
          <table:table-cell office:value-type="float" office:value="72266" calcext:value-type="float">
            <text:p>72266</text:p>
          </table:table-cell>
          <table:table-cell table:style-name="ce4" office:value-type="float" office:value="44734" calcext:value-type="float">
            <text:p>44734</text:p>
          </table:table-cell>
          <table:table-cell office:value-type="float" office:value="36638" calcext:value-type="float">
            <text:p>36638</text:p>
          </table:table-cell>
          <table:table-cell office:value-type="float" office:value="38038" calcext:value-type="float">
            <text:p>38038</text:p>
          </table:table-cell>
          <table:table-cell office:value-type="float" office:value="40373" calcext:value-type="float">
            <text:p>40373</text:p>
          </table:table-cell>
          <table:table-cell office:value-type="float" office:value="93897" calcext:value-type="float">
            <text:p>93897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12"/>
          <table:table-cell table:style-name="ce1"/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data__30_." table:base-cell-address="$Data.$A$1" table:cell-range-address="Data.$A$1:Data.$M$1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n" number:country="US">
      <number:minutes number:style="long"/>
      <number:text>:</number:text>
      <number:seconds number:style="long"/>
    </number:time-style>
    <number:time-style style:name="N1014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minutes number:style="long"/>
      <number:text>:</number:text>
      <number:seconds number:style="long" number:decimal-places="1"/>
    </number:time-style>
    <number:number-style style:name="N1014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0:01:26.83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Stefano Sabatini</meta:initial-creator>
    <meta:creation-date>2013-12-16T14:08:56Z</meta:creation-date>
    <dc:date>2014-06-26T10:57:09.538000000</dc:date>
    <meta:editing-duration>PT1H32M18S</meta:editing-duration>
    <meta:editing-cycles>8</meta:editing-cycles>
    <meta:document-statistic meta:table-count="1" meta:cell-count="5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